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64cm" svg:height="0.799cm" draw:transform="skewX (0.00122173047639603) rotate (1.55369210012535) translate (6.021926926626cm 7.72879348808511cm)" svg:viewBox="0 0 4365 800" svg:d="M4196 702c-450-80-1358-84-1975-78-617 7-1590 184-1846 175-118-4-607-659-242-700 364-42 1214-95 2132-99 918-3 1267 26 1775 1 142 2 555 734 156 701z">
          <text:p/>
        </draw:path>
        <draw:path draw:style-name="gr2" draw:text-style-name="P1" draw:layer="layout" svg:width="3.55cm" svg:height="3.271cm" draw:transform="rotate (-3.04367968255291) translate (7.0087836735193cm 6.28271106781871cm)" svg:viewBox="0 0 3551 3272" svg:d="M755 53c1271-193 2933 107 2787 1481-146 1373-1126 1823-3447 1725-189-10-93-770 264-789 1098 31 2487 190 2536-753 46-942-1340-1032-2316-871-280 46-104-780 176-793z">
          <text:p/>
        </draw:path>
        <draw:path draw:style-name="gr1" draw:text-style-name="P1" draw:layer="layout" svg:width="1.379cm" svg:height="4.014cm" draw:transform="rotate (2.39581346421262) translate (4.01325567061129cm 8.7412198400428cm)" svg:viewBox="0 0 1380 4015" svg:d="M14 3297c150-238 509-672 565-1335s61-1399 133-1879c23-157 711-89 666 184-88 535-176 1196-211 1652-38 458-176 1383-685 2040-210 270-556-516-468-662z">
          <text:p/>
        </draw:path>
        <draw:path draw:style-name="gr1" draw:text-style-name="P1" draw:layer="layout" svg:width="0.903cm" svg:height="0.661cm" draw:transform="rotate (-2.15757602131539) translate (6.95499110710379cm 7.32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93399110710379cm 7.652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92799110710379cm 3.477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79799110710379cm 5.657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7.02799110710379cm 3.20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6:24.514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